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Text_20_body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2"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- Practica 2 -</text:h>
      <text:h text:style-name="Heading_20_2" text:outline-level="2">Introducció:</text:h>
      <text:p text:style-name="P1"><text:tab/>Aquesta pràctica consisteix en implementar dos mòduls per al kernel de Linux. El primer mòdul s'encarregarà de recollir estadístiques sobre crides al sistema, i el segon serà un dispositiu que ens permetrà accedir a la informació d'aquest primer. Els hem anomenat per una part Mihuerto.c, que serà el primer mòdul i representarà que anar fent estadístiques és com fer que les verdures d'un hort germinin i creixin<text:tab/>, i per altra banda ElPayes.c, que és qui recull aquests fruits.</text:p>
      <text:p text:style-name="Text_20_body"/>
      <text:h text:style-name="P6" text:outline-level="2">MiHuerto.c:</text:h>
      <text:p text:style-name="P1"><text:tab/>El funcionament d'aquest mòdul no té complicació conceptual; només consistirà en interrompre les crides al sistema que volguem monitoritzar, i que en aquest cas són:</text:p>
      <text:p text:style-name="P1"><text:tab/>sys_open, sys_write, sys_lseek i sys_clone.</text:p>
      <text:p text:style-name="P1"><text:tab/>Voldrem que per cada crida que faixi un procés, es guardin dins algun camp del procés el nombre de crides fetes en total, el nombre de fallides, de correctes, i el temps total invertit en totes les crides. </text:p>
      <text:p text:style-name="P1">A més per cada crida i per cada procés guardar tota aquesta informació individualment, per exemple:</text:p>
      <text:p text:style-name="P1"><text:tab/>El pid N ha fet 20 crides:</text:p>
      <text:p text:style-name="P1"><text:tab/><text:tab/>Temps total: X</text:p>
      <text:p text:style-name="P1"><text:tab/><text:tab/>Satisfactories: Y</text:p>
      <text:p text:style-name="P1"><text:tab/><text:tab/>Errònies: Z</text:p>
      <text:p text:style-name="P1"><text:tab/><text:tab/>10 opens : 9 satisfactoris, 1 erròni, i per cada una el seu temps</text:p>
      <text:p text:style-name="P1"><text:tab/><text:tab/>10 writes....</text:p>
      <text:p text:style-name="P1"><text:tab/>A més de tot això també hem volgut guardar, per cada crida individual, el nombre de vegades que s'ha executat correctament, el temps mig de la crida, i altres estadístiques. La diferència amb l'anterior és que l'anterior estava enfocat a procés i aquest a crida.</text:p>
      <text:h text:style-name="Heading_20_4" text:outline-level="4">Estructures necessàries:</text:h>
      <text:p text:style-name="Text_20_body"><text:span text:style-name="T1">Quad:</text:span><text:span text:style-name="T2"> Hem definit un nou tipus quad que correspon a un unsigned long <text:s/>long</text:span></text:p>
      <text:p text:style-name="P3">typedef unsigned long long quad;</text:p>
      <text:p text:style-name="Text_20_body"><text:span text:style-name="T1">Struct th_info_est: </text:span>Es situarà al final del thread_info que és la informació de procés i es pot obtenir mitjançant la funció del kernel get_thread_info. Per aconseguir guardar-la allà ho farem amb una struct que englobi els elements que volem, i aquesta és la th_info_est</text:p>
      <text:p text:style-name="P2">struct th_info_est<text:line-break/>{<text:line-break/> <text:s/>struct thread_info info_th;<text:line-break/> <text:s/>struct pid_stats estadistiques[N_CRIDES_A_MONITORITZAR + 1];<text:line-break/> <text:s/>int pid;<text:tab/><text:line-break/>};</text:p>
      <text:p text:style-name="P2"/>
      <text:p text:style-name="P2"/>
      <text:p text:style-name="P4"><text:soft-page-break/><text:span text:style-name="T1">Struct pid_stats: </text:span><text:span text:style-name="T2">Contindrà </text:span>tota la informació que volem guardar per cada procés</text:p>
      <text:p text:style-name="P2">struct pid_stats</text:p>
      <text:p text:style-name="P2">{<text:line-break/> <text:s/>int num_entrades;<text:line-break/> <text:s/>int num_sortides_ok;<text:line-break/> <text:s/>int num_sortides_error;<text:line-break/> <text:s/>quad durada_total;</text:p>
      <text:p text:style-name="P2">};</text:p>
      <text:p text:style-name="P1"><text:line-break/><text:span text:style-name="T1">Struct sysc_stats: </text:span><text:span text:style-name="T2">Contindrà </text:span>tota la informació que volem guardar per cada crida, i també tindrem la sysc_info_table que contindrà aquesta informació per totes les crides.</text:p>
      <text:p text:style-name="P2">struct sysc_stats<text:line-break/>{<text:line-break/> <text:s/>int num_crides;<text:line-break/> <text:s/>int num_fallides;<text:line-break/> <text:s/>int num_satisfactories;<text:line-break/> <text:s/>quad temps_execucio;<text:line-break/>} sysc_info_table[N_CRIDES_A_MONITORITZAR];</text:p>
      <text:p text:style-name="P2"/>
      <text:h text:style-name="Heading_20_2" text:outline-level="2">Funcionament:</text:h>
      <text:p text:style-name="P1"><text:tab/>El funcionament del mòdul és senzill, com ve explicat a l'enunciat l'únic que farem serà definir les operacions locals sys_open, sys_close, sys_write, sys_lseek i sys_clone que seran les substitutes de les crides reals del sistema. Per fer això farem que quan es cridi a un sys_open, aquest vengui a parar a la nostra rutina i dins la nostra rutina agafarem el temps actual, farem la crida real, tornarem agafar el temps i llavors incrementarem els comptadors que faixin falta segons la crida que sigui i segons el procés que hagi fet la crida.</text:p>
      <text:p text:style-name="P1"><text:tab/>El procés que farà la crida el sabrem en tot moment amb la funció current, com havíem vist a Zeos. Només haurem d'obtenir el seu thread_info, que es podrà fer de varies formes, i llavors fer un casting a l'struct que conté les estadístiques (també es podria fer amb un sizeof i accedir a la posició necessària).</text:p>
      <text:p text:style-name="P1"><text:tab/>Per fer que s'interceptin les crides reals, només haurem de modificar la taula de crides del sistema, sys_call_table, i fer que les originals apuntin a les nostres tal com està explicat a l'enunciat. Això ho farem a l'init del mòdul. A l'exit del mòdul desfarem aquesta acció, i a activar_monit. o desactivar_monit. modificarem també la intercepció <text:s/>aconseguint interceptar unes o altres crides.</text:p>
      <text:p text:style-name="P1"><text:tab/>Hem exportat també les funcions i estructures que eren necessàries. Es pot veure al final del fitxer include de mihuerto.</text:p>
      <text:p text:style-name="P1"><text:tab/>Per fer més llegible el codi havíem pensat en fer una macro per no haver d'escriure el mateix codi a cada operació, ja que l'únic que canvia és la crida general que es fa. El problema ha estat que no hem tingut prou temps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13T14:29:07</meta:creation-date>
    <dc:date>2008-12-13T15:04:40</dc:date>
    <meta:editing-cycles>1</meta:editing-cycles>
    <meta:editing-duration>PT1M20S</meta:editing-duration>
    <meta:user-defined meta:name="Informació 1"/>
    <meta:user-defined meta:name="Informació 2"/>
    <meta:user-defined meta:name="Informació 3"/>
    <meta:user-defined meta:name="Informació 4"/>
    <meta:document-statistic meta:table-count="0" meta:image-count="0" meta:object-count="0" meta:page-count="2" meta:paragraph-count="33" meta:word-count="705" meta:character-count="4104"/>
  </office:meta>
</office:document-meta>
</file>